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1.1931in"/>
    </style:style>
    <style:style style:name="Table1.C" style:family="table-column">
      <style:table-column-properties style:column-width="2.0771in"/>
    </style:style>
    <style:style style:name="Table1.D" style:family="table-column">
      <style:table-column-properties style:column-width="2.3632in"/>
    </style:style>
    <style:style style:name="Table1.E" style:family="table-column">
      <style:table-column-properties style:column-width="0.6146in"/>
    </style:style>
    <style:style style:name="Table1.A1" style:family="table-cell">
      <style:table-cell-properties style:vertical-align="middle" fo:padding="0.0194in" fo:border="0.05pt solid #000000"/>
    </style:style>
    <style:style style:name="Table1.E8" style:family="table-cell">
      <style:table-cell-properties fo:padding="0.0194in" fo:border="none"/>
    </style:style>
    <style:style style:name="P1" style:family="paragraph" style:parent-style-name="Heading_20_3">
      <style:text-properties style:font-name="Liberation Serif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Liberation Serif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</style:style>
    <style:style style:name="P4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 fo:font-weight="bold"/>
    </style:style>
    <style:style style:name="P5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</style:style>
    <style:style style:name="P6" style:family="paragraph" style:parent-style-name="Table_20_Contents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Liberation Serif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style:font-name="Liberation Serif" fo:font-size="2pt" style:font-size-asian="2pt" style:font-size-complex="2pt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line-height="114%" fo:text-indent="0in" style:auto-text-indent="false"/>
      <style:text-properties style:font-name="Liberation Serif"/>
    </style:style>
    <style:style style:name="P9" style:family="paragraph" style:parent-style-name="Table_20_Contents">
      <style:paragraph-properties fo:margin-top="0in" fo:margin-bottom="0.0972in" style:contextual-spacing="false" fo:line-height="114%"/>
      <style:text-properties style:font-name="Liberation Serif"/>
    </style:style>
    <style:style style:name="P10" style:family="paragraph" style:parent-style-name="Table_20_Contents">
      <style:text-properties style:font-name="Liberation Serif" fo:font-size="2pt" style:font-size-asian="2pt" style:font-size-complex="2pt"/>
    </style:style>
    <style:style style:name="P11" style:family="paragraph" style:parent-style-name="Standard">
      <style:text-properties style:font-name="Liberation Serif" officeooo:rsid="00008698" officeooo:paragraph-rsid="00008698"/>
    </style:style>
    <style:style style:name="T1" style:family="text">
      <style:text-properties style:font-name="Liberation Serif"/>
    </style:style>
    <style:style style:name="T2" style:family="text">
      <style:text-properties officeooo:rsid="00008698"/>
    </style:style>
    <style:style style:name="T3" style:family="text">
      <style:text-properties style:font-name="Liberation Serif" officeooo:rsid="00008698"/>
    </style:style>
    <style:style style:name="T4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est Scenario 03: Advanced Features, Reporting &amp; Resilience</text:h>
      <text:p text:style-name="P2">Description: Testing Aggregation, Imports, Configuration, and Error Handling.</text:p>
      <text:p text:style-name="P2">Prerequisites: App is closed initially (for Step 1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<text:span text:style-name="Strong_20_Emphasis"><text:span text:style-name="T1">Step</text:span></text:span></text:p>
            </table:table-cell>
            <table:table-cell table:style-name="Table1.A1" office:value-type="string">
              <text:p text:style-name="P3"><text:span text:style-name="Strong_20_Emphasis"><text:span text:style-name="T1">Requirement Tested</text:span></text:span></text:p>
            </table:table-cell>
            <table:table-cell table:style-name="Table1.A1" office:value-type="string">
              <text:p text:style-name="P3"><text:span text:style-name="Strong_20_Emphasis"><text:span text:style-name="T1">Action / Input</text:span></text:span></text:p>
            </table:table-cell>
            <table:table-cell table:style-name="Table1.A1" office:value-type="string">
              <text:p text:style-name="P3"><text:span text:style-name="Strong_20_Emphasis"><text:span text:style-name="T1">Expected Result</text:span></text:span></text:p>
            </table:table-cell>
            <table:table-cell table:style-name="Table1.A1" office:value-type="string">
              <text:p text:style-name="P3"><text:span text:style-name="Strong_20_Emphasis"><text:span text:style-name="T1">Status</text:span></text:span></text:p>
            </table:table-cell>
          </table:table-row>
        </table:table-header-rows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Config &amp; Error Handling<text:span text:style-name="T2">*</text:span></text:p>
          </table:table-cell>
          <table:table-cell table:style-name="Table1.A1" office:value-type="string">
            <text:p text:style-name="P5"><text:span text:style-name="T1">Open </text:span><text:span text:style-name="Source_20_Text"><text:span text:style-name="T1">config.json</text:span></text:span><text:span text:style-name="T1">. Change </text:span><text:span text:style-name="Source_20_Text"><text:span text:style-name="T1">"user"</text:span></text:span><text:span text:style-name="T1"> to </text:span><text:span text:style-name="Source_20_Text"><text:span text:style-name="T1">"</text:span></text:span><text:span text:style-name="Source_20_Text"><text:span text:style-name="T3">anything invalid here</text:span></text:span><text:span text:style-name="Source_20_Text"><text:span text:style-name="T1">"</text:span></text:span><text:span text:style-name="T1">. Save. Run the App.</text:span></text:p>
          </table:table-cell>
          <table:table-cell table:style-name="Table1.A1" office:value-type="string">
            <text:p text:style-name="P6"><text:span text:style-name="T4">Critical Error Popup</text:span> appears explaining the connection failed. The app handles the crash <text:span text:style-name="T2">visibly</text:span> (does not just close silently).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Config Restoration</text:p>
          </table:table-cell>
          <table:table-cell table:style-name="Table1.A1" office:value-type="string">
            <text:p text:style-name="P5"><text:span text:style-name="T1">Fix </text:span><text:span text:style-name="Source_20_Text"><text:span text:style-name="T1">config.json</text:span></text:span><text:span text:style-name="T1"> (set correct user). Run App.</text:span></text:p>
          </table:table-cell>
          <table:table-cell table:style-name="Table1.A1" office:value-type="string">
            <text:p text:style-name="P6">App starts normally. "Settings" tab shows correct DB details.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4">Input Error Handling</text:p>
          </table:table-cell>
          <table:table-cell table:style-name="Table1.A1" office:value-type="string">
            <text:p text:style-name="P8">Click "New Hero".</text:p>
            <text:p text:style-name="P9"/>
            <text:p text:style-name="P5"><text:span text:style-name="T1">Name: </text:span><text:span text:style-name="Source_20_Text"><text:span text:style-name="T1">Test</text:span></text:span></text:p>
            <text:p text:style-name="P9"/>
            <text:p text:style-name="P5"><text:span text:style-name="T1">Gold: </text:span><text:span text:style-name="Source_20_Text"><text:span text:style-name="T3">generational wealth</text:span></text:span><text:span text:style-name="T1"> (Text).</text:span></text:p>
          </table:table-cell>
          <table:table-cell table:style-name="Table1.A1" office:value-type="string">
            <text:p text:style-name="P6"><text:span text:style-name="T4">Error Popup:</text:span> "Gold must be NUMBER". The system prevents sending bad data to the DB.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Import 1 (Heroes)</text:p>
          </table:table-cell>
          <table:table-cell table:style-name="Table1.A1" office:value-type="string">
            <text:p text:style-name="P5"><text:span text:style-name="T1">Go to "Report &amp; Import". Click "Import Heroes". Select </text:span><text:span text:style-name="Source_20_Text"><text:span text:style-name="T1">hero</text:span></text:span><text:span text:style-name="Source_20_Text"><text:span text:style-name="T3">data.sample</text:span></text:span><text:span text:style-name="Source_20_Text"><text:span text:style-name="T1">.json</text:span></text:span><text:span text:style-name="T1">.</text:span></text:p>
          </table:table-cell>
          <table:table-cell table:style-name="Table1.A1" office:value-type="string">
            <text:p text:style-name="P6">Popup "Imported X heroes". New heroes appear in the main table.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4">Import 2 (Items)</text:p>
          </table:table-cell>
          <table:table-cell table:style-name="Table1.A1" office:value-type="string">
            <text:p text:style-name="P5"><text:span text:style-name="T1">Click "Import Items". Select </text:span><text:span text:style-name="Source_20_Text"><text:span text:style-name="T1">items</text:span></text:span><text:span text:style-name="Source_20_Text"><text:span text:style-name="T3">data.sample</text:span></text:span><text:span text:style-name="Source_20_Text"><text:span text:style-name="T1">.json</text:span></text:span><text:span text:style-name="T1">.</text:span></text:p>
          </table:table-cell>
          <table:table-cell table:style-name="Table1.A1" office:value-type="string">
            <text:p text:style-name="P6">Popup "Imported X items". New items appear in the "Items DB" tab.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4">Aggregated Report</text:p>
          </table:table-cell>
          <table:table-cell table:style-name="Table1.A1" office:value-type="string">
            <text:p text:style-name="P6">Click "Generate Report". Look at the bottom section ("GUILD TOTAL STATISTICS").</text:p>
          </table:table-cell>
          <table:table-cell table:style-name="Table1.A1" office:value-type="string">
            <text:p text:style-name="P8">The report calculates: </text:p>
            <text:p text:style-name="P9"/>
            <text:p text:style-name="P8">1. Total Items Value (SUM joined from 3 tables)</text:p>
            <text:p text:style-name="P9"/>
            <text:p text:style-name="P8">2. Avg Level (AVG)</text:p>
            <text:p text:style-name="P9"/>
            <text:p text:style-name="P8">3. Avg Gold (AVG).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4">Views (Pohledy)</text:p>
          </table:table-cell>
          <table:table-cell table:style-name="Table1.A1" office:value-type="string">
            <text:p text:style-name="P5"><text:span text:style-name="T1">Verify that the Report data matches the data in </text:span><text:span text:style-name="Source_20_Text"><text:span text:style-name="T1">heroes</text:span></text:span><text:span text:style-name="T1"> and </text:span><text:span text:style-name="Source_20_Text"><text:span text:style-name="T1">inventory</text:span></text:span><text:span text:style-name="T1">.</text:span></text:p>
          </table:table-cell>
          <table:table-cell table:style-name="Table1.A1" office:value-type="string">
            <text:p text:style-name="P5"><text:span text:style-name="T1">The displayed data corresponds to the SQL Views </text:span><text:span text:style-name="Source_20_Text"><text:span text:style-name="T1">view_guild_wealth</text:span></text:span><text:span text:style-name="T1"> or the complex join logic used in the report.</text:span></text:p>
          </table:table-cell>
          <table:table-cell table:style-name="Table1.E8" office:value-type="string">
            <text:p text:style-name="P10"/>
          </table:table-cell>
        </table:table-row>
      </table:table>
      <text:p text:style-name="P11"/>
      <text:p text:style-name="P11">*I wanted to change the config to be loaded before you start the app meaning you have to insert the login before it starts so that its fully UI compatible but I forgot and didn’t have time to change thi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15:03:47.723108500</meta:creation-date>
    <dc:date>2026-01-04T15:08:16.239029700</dc:date>
    <meta:editing-duration>PT4M28S</meta:editing-duration>
    <meta:editing-cycles>1</meta:editing-cycles>
    <meta:document-statistic meta:table-count="1" meta:image-count="0" meta:object-count="0" meta:page-count="1" meta:paragraph-count="42" meta:word-count="269" meta:character-count="1656" meta:non-whitespace-character-count="1428"/>
    <meta:generator>LibreOffice/25.2.7.2$Windows_X86_64 LibreOffice_project/5cbfd1ab6520636bb5f7b99185aa69bd7456825d</meta:generator>
  </office:meta>
</office:document-meta>
</file>